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50</text:p>
          </table:table-cell>
          <table:table-cell office:value-type="string">
            <text:p>120 (2)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300</text:p>
          </table:table-cell>
          <table:table-cell office:value-type="string">
            <text:p>120 (2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1800</text:p>
          </table:table-cell>
          <table:table-cell office:value-type="string">
            <text:p>120 (2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two T1 units or a single T2 unit.</text:p>
          </table:table-cell>
          <table:table-cell table:style-name="ce6" office:value-type="string" table:number-columns-spanned="1" table:number-rows-spanned="3">
            <text:p>Pickup and dropoff ground units. T1 units takes up 1 slot. T2 takes up 2 slots. T3 takes up 4 slo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four T1 units, two T2 units, or one T3 uni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Can transport eight T1 units, four T2 units or two T3 units.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string">
            <text:p>8 * 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string">
            <text:p>64 * 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 build power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 build power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 build power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90/9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60/720</text:p>
          </table:table-cell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1440/5760</text:p>
          </table:table-cell>
          <table:table-cell office:value-type="float" office:value="18">
            <text:p>18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office:value-type="string">
            <text:p>Stealth to allies in 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45/4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On death maintain visibility for 15 seconds.</text:p>
          </table:table-cell>
          <table:table-cell table:style-name="ce6" office:value-type="string" table:number-columns-spanned="1" table:number-rows-spanned="3">
            <text:p>Spy plane that drops a camera on death, maintaining visibility where it die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180/36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N/A</text:p>
          </table:table-cell>
          <table:table-cell office:value-type="string">
            <text:p>Stealth. On death maintain visibility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720/2880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N/A</text:p>
          </table:table-cell>
          <table:table-cell office:value-type="string">
            <text:p>Stealth. On death maintain visibility for 6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125/12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450 (1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2250 (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4500/18000</text:p>
          </table:table-cell>
          <table:table-cell office:value-type="float" office:value="100">
            <text:p>100</text:p>
          </table:table-cell>
          <table:table-cell office:value-type="float" office:value="4500">
            <text:p>4500</text:p>
          </table:table-cell>
          <table:table-cell office:value-type="string">
            <text:p>11250 (3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1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9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 office:value-type="string">
            <text:p>Ignores shield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500/1000</text:p>
          </table:table-cell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2500/10000</text:p>
          </table:table-cell>
          <table:table-cell office:value-type="float" office:value="56">
            <text:p>56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1050">
            <text:p>10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3150">
            <text:p>315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mobile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string">
            <text:p>150 TP, 450 * 6 (1 HP)</text:p>
          </table:table-cell>
          <table:table-cell office:value-type="string">
            <text:p>7.2, 240 (40)</text:p>
          </table:table-cell>
          <table:table-cell office:value-type="string">
            <text:p>16, 4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3000">
            <text:p>3000</text:p>
          </table:table-cell>
          <table:table-cell office:value-type="string">
            <text:p>150 TP x2, 2250 * 6 (6 HP)</text:p>
          </table:table-cell>
          <table:table-cell office:value-type="string">
            <text:p>2.4, 240 (40)</text:p>
          </table:table-cell>
          <table:table-cell office:value-type="string">
            <text:p>16, 6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18000">
            <text:p>18000</text:p>
          </table:table-cell>
          <table:table-cell office:value-type="string">
            <text:p>150 TP x3, 11250 * 6 (36 HP)</text:p>
          </table:table-cell>
          <table:table-cell office:value-type="string">
            <text:p>0.6, 240 (40)</text:p>
          </table:table-cell>
          <table:table-cell office:value-type="string">
            <text:p>16, 9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 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180 x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360 x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810 x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450 * 12 (1 HP)</text:p>
          </table:table-cell>
          <table:table-cell office:value-type="string">
            <text:p>240 (2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Ignores shields. 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6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240 (4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Ignores shields. 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36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1250 * 3 (36 HP)</text:p>
          </table:table-cell>
          <table:table-cell office:value-type="string">
            <text:p>240 (8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Ignores shields. 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string">
            <text:p>450 * 6 (1 HP)</text:p>
          </table:table-cell>
          <table:table-cell office:value-type="string">
            <text:p>120 (20)</text:p>
          </table:table-cell>
          <table:table-cell office:value-type="float" office:value="72">
            <text:p>7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3000/6000</text:p>
          </table:table-cell>
          <table:table-cell office:value-type="float" office:value="600">
            <text:p>6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120 (20)</text:p>
          </table:table-cell>
          <table:table-cell office:value-type="float" office:value="125">
            <text:p>12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8000/72000</text:p>
          </table:table-cell>
          <table:table-cell office:value-type="float" office:value="3600">
            <text:p>3600</text:p>
          </table:table-cell>
          <table:table-cell office:value-type="float" office:value="27000">
            <text:p>27000</text:p>
          </table:table-cell>
          <table:table-cell office:value-type="string">
            <text:p>11250 * 6 (36 HP)</text:p>
          </table:table-cell>
          <table:table-cell office:value-type="string">
            <text:p>120 (20)</text:p>
          </table:table-cell>
          <table:table-cell office:value-type="float" office:value="216">
            <text:p>2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750/1500</text:p>
          </table:table-cell>
          <table:table-cell office:value-type="float" office:value="150">
            <text:p>150</text:p>
          </table:table-cell>
          <table:table-cell office:value-type="float" office:value="2400">
            <text:p>24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3750/15000</text:p>
          </table:table-cell>
          <table:table-cell office:value-type="float" office:value="750">
            <text:p>750</text:p>
          </table:table-cell>
          <table:table-cell office:value-type="float" office:value="14400">
            <text:p>144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ini-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500/100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2500/10000</text:p>
          </table:table-cell>
          <table:table-cell office:value-type="float" office:value="500">
            <text:p>500</text:p>
          </table:table-cell>
          <table:table-cell office:value-type="float" office:value="3200">
            <text:p>32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 1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800/3600</text:p>
          </table:table-cell>
          <table:table-cell office:value-type="float" office:value="360">
            <text:p>36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5 metal per second. 300 metal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10800/43200</text:p>
          </table:table-cell>
          <table:table-cell office:value-type="float" office:value="2160">
            <text:p>216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45 metal per second. 900 metal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 500 energy storage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 5000 energy storage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 50000 energy storage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00 metal storage. 1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300 metal storage. 500 energy storage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8000">
            <text:p>18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900 metal storage. 2500 energy storage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8 health per second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20 health per second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50 health per second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string">
            <text:p>100/4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 shield per secon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string">
            <text:p>200/16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 shield per secon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string">
            <text:p>400/6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 shield per secon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3750/7500</text:p>
          </table:table-cell>
          <table:table-cell office:value-type="float" office:value="750">
            <text:p>750</text:p>
          </table:table-cell>
          <table:table-cell office:value-type="float" office:value="7500">
            <text:p>7500</text:p>
          </table:table-cell>
          <table:table-cell office:value-type="string">
            <text:p>2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18750/75000</text:p>
          </table:table-cell>
          <table:table-cell office:value-type="float" office:value="3750">
            <text:p>3750</text:p>
          </table:table-cell>
          <table:table-cell office:value-type="float" office:value="37500">
            <text:p>37500</text:p>
          </table:table-cell>
          <table:table-cell office:value-type="string">
            <text:p>4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0000-00-00T16:41:09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5-17T16:42:03.57</dc:date>
    <meta:editing-duration>P17DT19H23M21S</meta:editing-duration>
    <meta:editing-cycles>1690</meta:editing-cycles>
    <meta:generator>LibreOffice/4.0.5.2$Windows_x86 LibreOffice_project/5464147a081647a250913f19c0715bca595af2f</meta:generator>
    <meta:document-statistic meta:table-count="1" meta:cell-count="1258" meta:object-count="0"/>
  </office:meta>
</office:document-meta>
</file>